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D7A000031099937D9B3.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pple-system" svg:font-family="apple-system, BlinkMacSystemFont, 'Segoe UI', Helvetica, Arial, sans-serif, 'Apple Color Emoji', 'Segoe UI Emoji'"/>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228cm" style:rel-column-width="696*"/>
    </style:style>
    <style:style style:name="Tableau1.B" style:family="table-column">
      <style:table-column-properties style:column-width="3.956cm" style:rel-column-width="2243*"/>
    </style:style>
    <style:style style:name="Tableau1.C" style:family="table-column">
      <style:table-column-properties style:column-width="5.99cm" style:rel-column-width="3396*"/>
    </style:style>
    <style:style style:name="Tableau1.D" style:family="table-column">
      <style:table-column-properties style:column-width="5.826cm" style:rel-column-width="3303*"/>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data-style-name="N0">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1.397cm" style:rel-column-width="5385*"/>
    </style:style>
    <style:style style:name="Tableau2.B" style:family="table-column">
      <style:table-column-properties style:column-width="3.789cm" style:rel-column-width="14605*"/>
    </style:style>
    <style:style style:name="Tableau2.C" style:family="table-column">
      <style:table-column-properties style:column-width="5.99cm" style:rel-column-width="23091*"/>
    </style:style>
    <style:style style:name="Tableau2.D" style:family="table-column">
      <style:table-column-properties style:column-width="5.824cm" style:rel-column-width="22454*"/>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data-style-name="N0">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style:font-name="Arial"/>
    </style:style>
    <style:style style:name="P2" style:family="paragraph" style:parent-style-name="Standard">
      <style:text-properties style:font-name="Arial"/>
    </style:style>
    <style:style style:name="P3" style:family="paragraph" style:parent-style-name="Standard">
      <style:text-properties style:font-name="Arial" fo:font-size="10pt" style:font-size-asian="10pt" style:font-size-complex="10pt"/>
    </style:style>
    <style:style style:name="P4" style:family="paragraph" style:parent-style-name="Standard">
      <style:paragraph-properties fo:text-align="center" style:justify-single-word="false"/>
      <style:text-properties style:font-name="Arial" fo:font-size="10pt" style:font-size-asian="10pt" style:font-size-complex="10pt"/>
    </style:style>
    <style:style style:name="P5" style:family="paragraph" style:parent-style-name="Standard">
      <style:paragraph-properties>
        <style:tab-stops>
          <style:tab-stop style:position="0.487cm"/>
        </style:tab-stops>
      </style:paragraph-properties>
      <style:text-properties style:font-name="Arial" fo:font-size="10pt" style:font-size-asian="10pt" style:font-size-complex="10pt"/>
    </style:style>
    <style:style style:name="P6" style:family="paragraph" style:parent-style-name="Standard">
      <style:paragraph-properties>
        <style:tab-stops>
          <style:tab-stop style:position="0.445cm"/>
        </style:tab-stops>
      </style:paragraph-properties>
      <style:text-properties style:font-name="Arial" fo:font-size="10pt" style:font-size-asian="10pt" style:font-size-complex="10pt"/>
    </style:style>
    <style:style style:name="P7" style:family="paragraph" style:parent-style-name="Standard">
      <style:paragraph-properties>
        <style:tab-stops>
          <style:tab-stop style:position="0.508cm"/>
        </style:tab-stops>
      </style:paragraph-properties>
      <style:text-properties style:font-name="Arial" fo:font-size="10pt" style:font-size-asian="10pt" style:font-size-complex="10pt"/>
    </style:style>
    <style:style style:name="P8" style:family="paragraph" style:parent-style-name="Standard">
      <style:paragraph-properties>
        <style:tab-stops>
          <style:tab-stop style:position="0.466cm"/>
        </style:tab-stops>
      </style:paragraph-properties>
      <style:text-properties style:font-name="Arial" fo:font-size="10pt" style:font-size-asian="10pt" style:font-size-complex="10pt"/>
    </style:style>
    <style:style style:name="P9" style:family="paragraph" style:parent-style-name="Standard">
      <style:paragraph-properties fo:text-align="center" style:justify-single-word="false"/>
      <style:text-properties style:font-name="Arial" fo:font-size="22pt" fo:font-weight="bold" style:font-size-asian="22pt" style:font-weight-asian="bold" style:font-size-complex="22pt" style:font-weight-complex="bold"/>
    </style:style>
    <style:style style:name="P10" style:family="paragraph" style:parent-style-name="Standard">
      <style:paragraph-properties fo:margin-left="1.251cm" fo:margin-right="0cm" fo:text-indent="0cm" style:auto-text-indent="false"/>
      <style:text-properties style:font-name="Arial" fo:font-size="10pt" style:font-size-asian="10pt" style:font-size-complex="10pt"/>
    </style:style>
    <style:style style:name="P11" style:family="paragraph" style:parent-style-name="Table_20_Contents">
      <style:text-properties style:font-name="Arial" fo:font-size="10pt" style:font-size-asian="10pt" style:font-size-complex="10pt"/>
    </style:style>
    <style:style style:name="P12"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13" style:family="paragraph" style:parent-style-name="Standard">
      <style:text-properties style:font-name="Arial" fo:font-size="10pt" style:font-size-asian="10pt" style:font-size-complex="10pt"/>
    </style:style>
    <style:style style:name="P14" style:family="paragraph" style:parent-style-name="Standard" style:list-style-name="L1">
      <style:text-properties style:font-name="Arial" fo:font-size="10pt" style:font-size-asian="10pt" style:font-size-complex="10pt"/>
    </style:style>
    <style:style style:name="P15" style:family="paragraph" style:parent-style-name="Standard">
      <style:paragraph-properties fo:text-align="center" style:justify-single-word="false"/>
      <style:text-properties style:font-name="Arial" fo:font-size="10pt" style:font-size-asian="10pt" style:font-size-complex="10pt"/>
    </style:style>
    <style:style style:name="P16" style:family="paragraph" style:parent-style-name="Standard">
      <style:paragraph-properties>
        <style:tab-stops>
          <style:tab-stop style:position="0.487cm"/>
        </style:tab-stops>
      </style:paragraph-properties>
      <style:text-properties style:font-name="Arial" fo:font-size="10pt" style:font-size-asian="10pt" style:font-size-complex="10pt"/>
    </style:style>
    <style:style style:name="P17" style:family="paragraph" style:parent-style-name="Standard">
      <style:paragraph-properties fo:margin-left="1.251cm" fo:margin-right="0cm" fo:text-indent="0cm" style:auto-text-indent="false"/>
      <style:text-properties style:font-name="Arial" fo:font-size="10pt" style:font-size-asian="10pt" style:font-size-complex="10pt"/>
    </style:style>
    <style:style style:name="P18" style:family="paragraph" style:parent-style-name="Standard">
      <style:paragraph-properties fo:margin-left="0cm" fo:margin-right="0cm" fo:text-indent="0cm" style:auto-text-indent="false"/>
      <style:text-properties style:font-name="Arial" fo:font-size="10pt" style:font-size-asian="10pt" style:font-size-complex="10pt"/>
    </style:style>
    <style:style style:name="P19" style:family="paragraph" style:parent-style-name="Heading_20_1">
      <style:text-properties style:font-name="Arial"/>
    </style:style>
    <style:style style:name="P20" style:family="paragraph" style:parent-style-name="Heading_20_2">
      <style:text-properties style:font-name="Arial"/>
    </style:style>
    <style:style style:name="P21" style:family="paragraph" style:parent-style-name="Table_20_Contents">
      <style:text-properties style:font-name="Arial" fo:font-size="10pt" style:font-size-asian="10pt" style:font-size-complex="10pt"/>
    </style:style>
    <style:style style:name="P22" style:family="paragraph" style:parent-style-name="Table_20_Contents">
      <style:paragraph-properties fo:text-align="center" style:justify-single-word="false"/>
      <style:text-properties style:font-name="Arial" fo:font-size="10pt" style:font-size-asian="10pt" style:font-size-complex="10pt"/>
    </style:style>
    <style:style style:name="P23" style:family="paragraph" style:parent-style-name="Header">
      <style:text-properties style:font-name="Arial" fo:font-size="10pt" style:font-size-asian="10pt" style:font-size-complex="10pt"/>
    </style:style>
    <style:style style:name="P24" style:family="paragraph" style:parent-style-name="Footer">
      <style:paragraph-properties fo:text-align="center" style:justify-single-word="false"/>
      <style:text-properties style:font-name="Arial" fo:font-size="10pt" style:font-size-asian="10pt" style:font-size-complex="10pt"/>
    </style:style>
    <style:style style:name="T1" style:family="text">
      <style:text-properties style:font-name="Arial" fo:font-size="10pt" style:font-size-asian="10pt" style:font-size-complex="10pt"/>
    </style:style>
    <style:style style:name="T2"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fo:padding="0.049cm" fo:border="0.035cm solid #000000"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WEB SERVICE PROJECT REPORT</text:p>
      <text:p text:style-name="P2"/>
      <text:h text:style-name="P19" text:outline-level="1">Overall architecture</text:h>
      <text:p text:style-name="P2"/>
      <text:p text:style-name="P3">The project is divided in 2 main parts that we can link to 2 different use cases : the rental part and the sale part.</text:p>
      <text:p text:style-name="P3"/>
      <text:p text:style-name="P3">The rental application will communicate with 2 RMI objects : one is dedicated to the employees management and the other one to the rental management.</text:p>
      <text:p text:style-name="P3"/>
      <text:p text:style-name="Standard"><text:span text:style-name="T1">The sale application communicates with a Web Service called IfsCarService that is in charge of handling the sale process. It calls the Web Service BankManager that is in charge of the banking process (checking the customer is solvent and making the payment). The WS BankManager uses real-time exchange rates by contacting the WS CurrencyServer (provided by the site </text:span><text:a xlink:type="simple" xlink:href="http://fx.currencysystem.com/" text:style-name="Internet_20_link" text:visited-style-name="Visited_20_Internet_20_Link"><text:span text:style-name="T1">http://fx.currencysystem.com</text:span></text:a><text:span text:style-name="T1">).</text:span></text:p>
      <text:p text:style-name="P3"/>
      <text:p text:style-name="P3">3 databases are used : </text:p>
      <text:list xml:id="list3106905424655512096" text:style-name="L1">
        <text:list-item>
          <text:p text:style-name="P14">one for the employees, used by the RMI Employee management object;</text:p>
        </text:list-item>
        <text:list-item>
          <text:p text:style-name="P14">one for the vehicles, used by the RMI Rental management object and the WS IfsCarService;</text:p>
        </text:list-item>
        <text:list-item>
          <text:p text:style-name="P14">one for the bank accounts, used by the WS BankManager.</text:p>
        </text:list-item>
      </text:list>
      <text:p text:style-name="P3"/>
      <text:p text:style-name="P4"><draw:frame draw:style-name="fr1" draw:name="images1" text:anchor-type="paragraph" svg:width="15cm" svg:height="9.47cm" draw:z-index="0"><draw:image xlink:href="Pictures/2000000700004D7A000031099937D9B3.svm" xlink:type="simple" xlink:show="embed" xlink:actuate="onLoad"/></draw:frame><text:span text:style-name="T2">Figure 1</text:span> : architecture of the project</text:p>
      <text:h text:style-name="P20" text:outline-level="2"/>
      <text:h text:style-name="Heading_20_1" text:outline-level="1">Detailed operation</text:h>
      <text:h text:style-name="P20" text:outline-level="2">Rental application</text:h>
      <text:p text:style-name="P3"/>
      <text:p text:style-name="P3"><text:soft-page-break/>In the rental part, the employees of the company can rent some vehicles. </text:p>
      <text:p text:style-name="P3">For this purpose, we have developed a kind of intranet by using Servlets and JSP technologies.</text:p>
      <text:p text:style-name="P3">The employee is first asked to authenticate. The authentification is validated by calling the RMI object handling the employees. It loads the employees and their attributes from a MySQL database using the JDBC API.</text:p>
      <text:p text:style-name="P3">If the user is correctly authenticated, he can choose either to rent a vehicle or to return a vehicle.</text:p>
      <text:p text:style-name="P3"/>
      <text:p text:style-name="P3">If he wants to rent a vehicle, the available vehicles are displayed by asking the RMI object handling the rental park (previously loaded from a MySQL database). The user chooses one vehicle. Depending on the availability of the vehicle, a message is displayed and a mail is sent to the user (using the JavaMail API).</text:p>
      <text:p text:style-name="P3"/>
      <text:p text:style-name="P3">When the user wants to return a vehicle, he is asked to enter the vehicle identifier, a note and the condition of return. The RMI rental manager handles the return by making the car available. If somebody was waiting for this car, an email is sent to inform him that the vehicle is now rented by him.</text:p>
      <text:p text:style-name="P2"/>
      <text:h text:style-name="P20" text:outline-level="2">Sale application</text:h>
      <text:p text:style-name="P1"/>
      <text:p text:style-name="P3">In the sale part, any user can buy some vehicles. For this purpose, we have developed a web site by using Servlets and JSP technologies.</text:p>
      <text:p text:style-name="P3">The internet user will select a car in a list of cars available for sale. The web application asks the web service IfsCarsService that requests the vehicles database to get the list of available cars.</text:p>
      <text:p text:style-name="P3">Then the user adds the vehicle(s) to the cart. The cart is handling by the WS IfsCarsService also.</text:p>
      <text:p text:style-name="P3">The user can select the currency in which the price must be displayed. The WS IfsCarsService is the access point for currencies handling. It calls then the Web Service BankService that calls the WS currency server.</text:p>
      <text:p text:style-name="P3">The payment validation process is done by the WS IfsCarsService <text:s/>that uses Web Service BankService. This WS accesses a MySQL database to check that the user is solvent.</text:p>
      <text:p text:style-name="P3"/>
      <text:h text:style-name="P19" text:outline-level="1">Basic scenario</text:h>
      <text:p text:style-name="P2"/>
      <text:p text:style-name="P3">For testing, we have created several entries in the different databases. Here are 2 scenarios, one for each application that show the different features of our project.</text:p>
      <text:h text:style-name="P20" text:outline-level="2">Rental application</text:h>
      <text:p text:style-name="P2"/>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12">Order</text:p>
          </table:table-cell>
          <table:table-cell table:style-name="Tableau1.A1" office:value-type="string">
            <text:p text:style-name="P12">Use case</text:p>
          </table:table-cell>
          <table:table-cell table:style-name="Tableau1.A1" office:value-type="string">
            <text:p text:style-name="P12">Steps</text:p>
          </table:table-cell>
          <table:table-cell table:style-name="Tableau1.D1" office:value-type="string">
            <text:p text:style-name="P12">Expected result</text:p>
          </table:table-cell>
        </table:table-row>
        <table:table-row>
          <table:table-cell table:style-name="Tableau1.A2" office:value-type="float" office:value="1">
            <text:p text:style-name="P4">1</text:p>
          </table:table-cell>
          <table:table-cell table:style-name="Tableau1.B2" office:value-type="string">
            <text:p text:style-name="P3">Natacha rents the Clio of year 2019.</text:p>
          </table:table-cell>
          <table:table-cell table:style-name="Tableau1.B2" office:value-type="string">
            <text:p text:style-name="Standard"><text:span text:style-name="T1">Load the page </text:span><text:a xlink:type="simple" xlink:href="http://localhost/RentalProject/authenticate" text:style-name="Internet_20_link" text:visited-style-name="Visited_20_Internet_20_Link"><text:span text:style-name="T1">http://localhost:8080/RentalProject/authenticate</text:span></text:a><text:span text:style-name="T1">.</text:span></text:p>
            <text:p text:style-name="P10">Username : ngrumbach</text:p>
            <text:p text:style-name="P10">Password : badpwd</text:p>
            <text:p text:style-name="P18">Back to previous page.</text:p>
            <text:p text:style-name="P10">Username : ngrumbach</text:p>
            <text:p text:style-name="P10">Password : password</text:p>
            <text:p text:style-name="P5">Choose « Rent a car »</text:p>
            <text:p text:style-name="P5">Choose the Clio of year 2019 (first car in the list) and validate.</text:p>
          </table:table-cell>
          <table:table-cell table:style-name="Tableau1.D2" office:value-type="string">
            <text:p text:style-name="P11"/>
            <text:p text:style-name="P11"/>
            <text:p text:style-name="P11">Authentication error message</text:p>
            <text:p text:style-name="P11"/>
            <text:p text:style-name="P11">Validation message displayed in the web page</text:p>
            <text:p text:style-name="P11"/>
            <text:p text:style-name="P11">Validation email sent to Natacha</text:p>
          </table:table-cell>
        </table:table-row>
        <table:table-row>
          <table:table-cell table:style-name="Tableau1.A2" office:value-type="float" office:value="2">
            <text:p text:style-name="P22">2</text:p>
          </table:table-cell>
          <table:table-cell table:style-name="Tableau1.B2" office:value-type="string">
            <text:p text:style-name="P3">Romain wants to rent the Clio of year 2019.</text:p>
          </table:table-cell>
          <table:table-cell table:style-name="Tableau1.B2" office:value-type="string">
            <text:p text:style-name="Standard"><text:span text:style-name="T1">Load the page </text:span><text:a xlink:type="simple" xlink:href="http://localhost/RentalProject/authenticate" text:style-name="Internet_20_link" text:visited-style-name="Visited_20_Internet_20_Link"><text:span text:style-name="T1">http://localhost:8080/RentalProject/authenticate</text:span></text:a><text:span text:style-name="T1">.</text:span></text:p>
            <text:p text:style-name="P10">Username : rducrocq</text:p>
            <text:p text:style-name="P10">Password : password</text:p>
            <text:p text:style-name="P6"><text:soft-page-break/>Choose « Rent a car »</text:p>
            <text:p text:style-name="P5">Choose the Clio of year 2019 (first car in the list) and validate.</text:p>
          </table:table-cell>
          <table:table-cell table:style-name="Tableau1.D2" office:value-type="string">
            <text:p text:style-name="P11"/>
            <text:p text:style-name="P11">Warning message displayed in the web page : the car is already rented. Romain has been added to the waiting list.</text:p>
            <text:p text:style-name="P11"><text:soft-page-break/></text:p>
            <text:p text:style-name="P11">Warning email sent to Romain</text:p>
          </table:table-cell>
        </table:table-row>
        <table:table-row>
          <table:table-cell table:style-name="Tableau1.A2" office:value-type="float" office:value="3">
            <text:p text:style-name="P22">3</text:p>
          </table:table-cell>
          <table:table-cell table:style-name="Tableau1.B2" office:value-type="string">
            <text:p text:style-name="P11">Alexandre wants to rent the Mustang.</text:p>
          </table:table-cell>
          <table:table-cell table:style-name="Tableau1.B2" office:value-type="string">
            <text:p text:style-name="Standard"><text:span text:style-name="T1">Load the page </text:span><text:a xlink:type="simple" xlink:href="http://localhost/RentalProject/authenticate" text:style-name="Internet_20_link" text:visited-style-name="Visited_20_Internet_20_Link"><text:span text:style-name="T1">http://localhost:8080/RentalProject/authenticate</text:span></text:a><text:span text:style-name="T1">.</text:span></text:p>
            <text:p text:style-name="P10">Username : atherond</text:p>
            <text:p text:style-name="P10">Password : password</text:p>
            <text:p text:style-name="P7">Choose « Rent a car »</text:p>
            <text:p text:style-name="P7">Choose the Mustang and validate.</text:p>
          </table:table-cell>
          <table:table-cell table:style-name="Tableau1.D2" office:value-type="string">
            <text:p text:style-name="P11"/>
            <text:p text:style-name="P11">Validation message displayed in the web page</text:p>
            <text:p text:style-name="P11"/>
            <text:p text:style-name="P11">Validation email sent to Alexandre</text:p>
          </table:table-cell>
        </table:table-row>
        <table:table-row>
          <table:table-cell table:style-name="Tableau1.A2" office:value-type="float" office:value="4">
            <text:p text:style-name="P22">4</text:p>
          </table:table-cell>
          <table:table-cell table:style-name="Tableau1.B2" office:value-type="string">
            <text:p text:style-name="P3">Natacha returns the Clio of year 2019.</text:p>
          </table:table-cell>
          <table:table-cell table:style-name="Tableau1.B2" office:value-type="string">
            <text:p text:style-name="Standard"><text:span text:style-name="T1">Load the page </text:span><text:a xlink:type="simple" xlink:href="http://localhost/RentalProject/authenticate" text:style-name="Internet_20_link" text:visited-style-name="Visited_20_Internet_20_Link"><text:span text:style-name="T1">http://localhost:8080/RentalProject/authenticate</text:span></text:a><text:span text:style-name="T1">.</text:span></text:p>
            <text:p text:style-name="P10">Username : ngrumbach</text:p>
            <text:p text:style-name="P10">Password : password</text:p>
            <text:p text:style-name="P8">Choose « Return a car »</text:p>
            <text:p text:style-name="P8">Enter the id 1, the note 4 and validate.</text:p>
          </table:table-cell>
          <table:table-cell table:style-name="Tableau1.D2" office:value-type="string">
            <text:p text:style-name="P11"/>
            <text:p text:style-name="P11">Validation message displayed in the web page</text:p>
            <text:p text:style-name="P11"/>
            <text:p text:style-name="P11">Validation email sent to Romain : he is now rented the car.</text:p>
          </table:table-cell>
        </table:table-row>
        <table:table-row>
          <table:table-cell table:style-name="Tableau1.A2" office:value-type="float" office:value="5">
            <text:p text:style-name="P22">5</text:p>
          </table:table-cell>
          <table:table-cell table:style-name="Tableau1.B2" office:value-type="string">
            <text:p text:style-name="P11">Alexandre wants to see the Clio that can be rented.</text:p>
          </table:table-cell>
          <table:table-cell table:style-name="Tableau1.B2" office:value-type="string">
            <text:p text:style-name="Standard"><text:span text:style-name="T1">Load the page </text:span><text:a xlink:type="simple" xlink:href="http://localhost/RentalProject/authenticate" text:style-name="Internet_20_link" text:visited-style-name="Visited_20_Internet_20_Link"><text:span text:style-name="T1">http://localhost:8080/RentalProject/authenticate</text:span></text:a><text:span text:style-name="T1">.</text:span></text:p>
            <text:p text:style-name="P10">Username : atherond</text:p>
            <text:p text:style-name="P10">Password : password</text:p>
            <text:p text:style-name="P8">Choose «Rent a car »</text:p>
          </table:table-cell>
          <table:table-cell table:style-name="Tableau1.D2" office:value-type="string">
            <text:p text:style-name="P11"/>
            <text:p text:style-name="P11"/>
            <text:p text:style-name="P11"/>
            <text:p text:style-name="P11"/>
            <text:p text:style-name="P11">The note of the Clio of year 2019 should be 4.</text:p>
          </table:table-cell>
        </table:table-row>
      </table:table>
      <text:p text:style-name="P2"/>
      <text:h text:style-name="P20" text:outline-level="2">Sale application</text:h>
      <text:p text:style-name="P2"/>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12">Order</text:p>
          </table:table-cell>
          <table:table-cell table:style-name="Tableau2.A1" office:value-type="string">
            <text:p text:style-name="P12">Use case</text:p>
          </table:table-cell>
          <table:table-cell table:style-name="Tableau2.A1" office:value-type="string">
            <text:p text:style-name="P12">Steps</text:p>
          </table:table-cell>
          <table:table-cell table:style-name="Tableau2.D1" office:value-type="string">
            <text:p text:style-name="P12">Expected result</text:p>
          </table:table-cell>
        </table:table-row>
        <table:table-row>
          <table:table-cell table:style-name="Tableau2.A2" office:value-type="float" office:value="1">
            <text:p text:style-name="P3">1</text:p>
          </table:table-cell>
          <table:table-cell table:style-name="Tableau2.B2" office:value-type="string">
            <text:p text:style-name="P3">Janis Joplin hesitates between the Peugeot 5008 and the Ford Mustang.</text:p>
            <text:p text:style-name="P3">Finally, she wants to buy the Ford Mustang.</text:p>
          </table:table-cell>
          <table:table-cell table:style-name="Tableau2.B2" office:value-type="string">
            <text:p text:style-name="Standard"><text:span text:style-name="T1">Load the page </text:span><text:a xlink:type="simple" xlink:href="http://localhost:8080/IfsCarsService/index" text:style-name="Internet_20_link" text:visited-style-name="Visited_20_Internet_20_Link"><text:span text:style-name="T1">http://localhost:8080/IfsCarsService/index</text:span></text:a></text:p>
            <text:p text:style-name="P3">Click on the center panel.</text:p>
            <text:p text:style-name="P3"/>
            <text:p text:style-name="P5">Add to cart the Peugeot 5008 vehicle.</text:p>
            <text:p text:style-name="P5"/>
            <text:p text:style-name="P5">Click on the Cart tab.</text:p>
            <text:p text:style-name="P5"/>
            <text:p text:style-name="P5">Remove the car from the cart.</text:p>
            <text:p text:style-name="P5"/>
            <text:p text:style-name="P5">Click on the Shop tab.</text:p>
            <text:p text:style-name="P5"/>
            <text:p text:style-name="P5"/>
            <text:p text:style-name="P5">Add the Ford Mustang to the cart.</text:p>
            <text:p text:style-name="P5"/>
            <text:p text:style-name="P5"/>
            <text:p text:style-name="P5">Click on the cart tab.</text:p>
            <text:p text:style-name="P5"/>
            <text:p text:style-name="P5">Proceed to checkout.</text:p>
            <text:p text:style-name="P5"/>
            <text:p text:style-name="P5">Change the currency and choose USD.</text:p>
            <text:p text:style-name="P5"/>
            <text:p text:style-name="P5"><text:soft-page-break/>Enter the payment informations :</text:p>
            <text:p text:style-name="P5">Name: Janis <text:s text:c="3"/>Joplin</text:p>
            <text:p text:style-name="P5">Card number : 0000 1111 2222 3333</text:p>
            <text:p text:style-name="P5">CVV : 4444</text:p>
            <text:p text:style-name="P5">Expiracy date: May 2025</text:p>
            <text:p text:style-name="P5">Click on “Confirm and Pay”</text:p>
          </table:table-cell>
          <table:table-cell table:style-name="Tableau2.D2" office:value-type="string">
            <text:p text:style-name="P11"/>
            <text:p text:style-name="P11"/>
            <text:p text:style-name="P11"/>
            <text:p text:style-name="P11"/>
            <text:p text:style-name="P11"/>
            <text:p text:style-name="P11">The Peugeot 5008 disappears of the list of available cars.</text:p>
            <text:p text:style-name="P11"/>
            <text:p text:style-name="P11">It appears in the cart.</text:p>
            <text:p text:style-name="P11"/>
            <text:p text:style-name="P11">The cart becomes empty.</text:p>
            <text:p text:style-name="P11"/>
            <text:p text:style-name="P11">The Peugeot 5008 is available in the list of cars.</text:p>
            <text:p text:style-name="P11"/>
            <text:p text:style-name="P11">The Ford Mustang disappears from the list of available cars.</text:p>
            <text:p text:style-name="P11"/>
            <text:p text:style-name="P11">The Ford Mustang appears in the cart with a price in Euros.</text:p>
            <text:p text:style-name="P11"/>
            <text:p text:style-name="P11"/>
            <text:p text:style-name="P11">The price is displayed in USD.</text:p>
            <text:p text:style-name="P11"/>
            <text:p text:style-name="P11"/>
            <text:p text:style-name="P11"><text:soft-page-break/></text:p>
            <text:p text:style-name="P11"/>
            <text:p text:style-name="P11"/>
            <text:p text:style-name="P11"/>
            <text:p text:style-name="P11"/>
            <text:p text:style-name="P11">Error message (Janis has not sufficient funds).</text:p>
          </table:table-cell>
        </table:table-row>
        <table:table-row>
          <table:table-cell table:style-name="Tableau2.A2" office:value-type="float" office:value="2">
            <text:p text:style-name="P11">2</text:p>
          </table:table-cell>
          <table:table-cell table:style-name="Tableau2.B2" office:value-type="string">
            <text:p text:style-name="P3">Jimi Hendrix wants to offer the Mustang to Janis Joplin.</text:p>
          </table:table-cell>
          <table:table-cell table:style-name="Tableau2.B2" office:value-type="string">
            <text:p text:style-name="Standard"><text:span text:style-name="T1">Load the page </text:span><text:a xlink:type="simple" xlink:href="http://localhost:8080/IfsCarsService/index" text:style-name="Internet_20_link" text:visited-style-name="Visited_20_Internet_20_Link"><text:span text:style-name="T1">http://localhost:8080/IfsCarsService/index</text:span></text:a></text:p>
            <text:p text:style-name="P3">Click on the center panel.</text:p>
            <text:p text:style-name="P5"/>
            <text:p text:style-name="P5">Add the Ford Mustang to the cart.</text:p>
            <text:p text:style-name="P5"/>
            <text:p text:style-name="P5"/>
            <text:p text:style-name="P5">Click on the cart tab.</text:p>
            <text:p text:style-name="P5"/>
            <text:p text:style-name="P5"/>
            <text:p text:style-name="P5">Proceed to checkout.</text:p>
            <text:p text:style-name="P5"/>
            <text:p text:style-name="P5">Enter the payment informations :</text:p>
            <text:p text:style-name="P5">Name: Jimi <text:s text:c="5"/>Hendrix</text:p>
            <text:p text:style-name="P5">Card number : 0123 4567 8910 1112</text:p>
            <text:p text:style-name="P5">CVV : 1314</text:p>
            <text:p text:style-name="P5">Expiracy date: December 2023</text:p>
            <text:p text:style-name="P5">Click on “Confirm and Pay”</text:p>
          </table:table-cell>
          <table:table-cell table:style-name="Tableau2.D2" office:value-type="string">
            <text:p text:style-name="P11"/>
            <text:p text:style-name="P11"/>
            <text:p text:style-name="P11"/>
            <text:p text:style-name="P11"/>
            <text:p text:style-name="P11"/>
            <text:p text:style-name="P11">The Ford Mustang disappears from the list of available cars.</text:p>
            <text:p text:style-name="P11"/>
            <text:p text:style-name="P11">The Ford Mustang appears in the cart with a price in Euros.</text:p>
            <text:p text:style-name="P11"/>
            <text:p text:style-name="P11">The price is displayed in EUR.</text:p>
            <text:p text:style-name="P11"/>
            <text:p text:style-name="P11"/>
            <text:p text:style-name="P11"/>
            <text:p text:style-name="P11"/>
            <text:p text:style-name="P11"/>
            <text:p text:style-name="P11"/>
            <text:p text:style-name="P11">A validation message is displayed.</text:p>
          </table:table-cell>
        </table:table-row>
      </table:table>
      <text:p text:style-name="P2"/>
      <text:h text:style-name="P19" text:outline-level="1">Additional features</text:h>
      <text:p text:style-name="P2"/>
      <text:p text:style-name="P3">We have written comments in source code and generated the documentation in HTML format thanks to JAVADOC tool.</text:p>
      <text:p text:style-name="P3"/>
      <text:p text:style-name="P3">To work in a collaborative way, we have used the Github platform.</text:p>
      <text:p text:style-name="P2"/>
      <text:h text:style-name="P19" text:outline-level="1">Difficulties encountered</text:h>
      <text:p text:style-name="P3">The development of the RMI objects and the Web Services have been done quite easily.</text:p>
      <text:p text:style-name="P3">We have spent a lot of time in creating the user interfaces because we did not know the Servlets and JSP technologies.</text:p>
      <text:p text:style-name="P3"/>
      <text:p text:style-name="P3">At some moments, we had doubts on the architecture : what is the pertinence of the WS IfsCarsService whereas we have a user interface ? </text:p>
      <text:p text:style-name="P3"/>
      <text:p text:style-name="P3">During the development, we were also faced to compatibility problems between the different technologies we used (JSP, JDBC...).</text:p>
      <text:p text:style-name="P3"/>
      <text:h text:style-name="Heading_20_1" text:outline-level="1">Possible improvements</text:h>
      <text:p text:style-name="P2"/>
      <text:p text:style-name="P3">The web applications have been tested for simple testing scenarios. Thus they are not robust for more advanced scenarios.</text:p>
      <text:p text:style-name="P3"/>
      <text:p text:style-name="P3"><text:soft-page-break/>The database entries are loaded by the RMI objects at the beginning and are not updated afterwards. Thus, for example, if a vehicle is removed from the database, the Rental manager will not update its vehicle li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pple-system" svg:font-family="apple-system, BlinkMacSystemFont, 'Segoe UI', Helvetica, Arial, sans-serif, 'Apple Color Emoji', 'Segoe UI Emoji'"/>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fo:font-size="10pt" style:font-size-asian="10pt" style:font-size-complex="10pt"/>
    </style:style>
    <style:style style:name="MP2" style:family="paragraph" style:parent-style-name="Footer">
      <style:paragraph-properties fo:text-align="center" style:justify-single-word="false"/>
      <style:text-properties style:font-name="Arial"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Web Services project<text:tab/><text:tab/>SIA Master</text:p>
      </style:header>
      <style:footer>
        <text:p text:style-name="MP2">DUCROCQ Romain - GRUMBACH Natacha - THEROND Alexandr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at </meta:initial-creator>
    <meta:creation-date>2020-11-24T11:43:43.23</meta:creation-date>
    <dc:date>2020-11-24T18:33:55.62</dc:date>
    <dc:creator>Nat </dc:creator>
    <meta:editing-duration>PT3H47M58S</meta:editing-duration>
    <meta:editing-cycles>12</meta:editing-cycles>
    <meta:generator>OpenOffice/4.1.7$Win32 OpenOffice.org_project/417m1$Build-9800</meta:generator>
    <meta:document-statistic meta:table-count="2" meta:image-count="1" meta:object-count="0" meta:page-count="5" meta:paragraph-count="140" meta:word-count="1253" meta:character-count="7369"/>
  </office:meta>
</office:document-meta>
</file>